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0201in" fo:margin-bottom="0.1in" loext:contextual-spacing="false" fo:line-height="115%"/>
      <style:text-properties style:font-name="Arial1" style:font-name-complex="Arial Narrow"/>
    </style:style>
    <style:style style:name="P3" style:family="paragraph" style:parent-style-name="Standard">
      <style:paragraph-properties fo:margin-top="0.0201in" fo:margin-bottom="0.1in" loext:contextual-spacing="false" fo:line-height="115%"/>
      <style:text-properties style:font-name="Arial1"/>
    </style:style>
    <style:style style:name="P4" style:family="paragraph" style:parent-style-name="Standard">
      <style:paragraph-properties fo:margin-top="0.0201in" fo:margin-bottom="0.1in" loext:contextual-spacing="false" fo:line-height="115%"/>
    </style:style>
    <style:style style:name="P5" style:family="paragraph" style:parent-style-name="Standard">
      <style:paragraph-properties fo:margin-top="0.0201in" fo:margin-bottom="0.1in" loext:contextual-spacing="false" fo:line-height="115%" fo:break-before="page"/>
      <style:text-properties style:font-name="Arial1"/>
    </style:style>
    <style:style style:name="P6" style:family="paragraph" style:parent-style-name="Standard">
      <style:paragraph-properties fo:margin-top="0.0201in" fo:margin-bottom="0.1in" loext:contextual-spacing="false" fo:line-height="115%"/>
      <style:text-properties style:font-name="Arial1" fo:font-weight="bold" style:font-weight-asian="bold" style:font-name-complex="Arial Narrow"/>
    </style:style>
    <style:style style:name="P7" style:family="paragraph" style:parent-style-name="Title" style:master-page-name="Standard">
      <style:paragraph-properties fo:margin-top="0.0201in" fo:margin-bottom="0.1in" loext:contextual-spacing="false" fo:line-height="115%" style:page-number="28"/>
      <style:text-properties style:font-name="Arial1" fo:font-size="25pt" officeooo:paragraph-rsid="0005d665" style:font-size-asian="25pt" style:font-size-complex="25pt"/>
    </style:style>
    <style:style style:name="T1" style:family="text">
      <style:text-properties style:font-name="Arial Narrow" fo:font-size="10pt" style:font-size-asian="10pt" style:font-name-complex="Arial Narrow" style:font-size-complex="10pt"/>
    </style:style>
    <style:style style:name="T2" style:family="text">
      <style:text-properties fo:font-weight="bold" style:font-weight-asian="bold" style:font-name-complex="Arial Narrow"/>
    </style:style>
    <style:style style:name="T3" style:family="text">
      <style:text-properties style:font-name-complex="Arial Narrow"/>
    </style:style>
    <style:style style:name="T4" style:family="text">
      <style:text-properties style:font-name-asian="Arial Narrow" style:font-name-complex="Arial Narrow"/>
    </style:style>
    <style:style style:name="T5" style:family="text">
      <style:text-properties style:font-name="Arial1" fo:font-weight="bold" style:font-weight-asian="bold" style:font-name-complex="Arial Narrow"/>
    </style:style>
    <style:style style:name="T6" style:family="text">
      <style:text-properties style:font-name="Arial1" style:font-name-complex="Arial Narrow"/>
    </style:style>
    <style:style style:name="T7" style:family="text">
      <style:text-properties officeooo:rsid="0005d665"/>
    </style:style>
    <style:style style:name="T8" style:family="text">
      <style:text-properties officeooo:rsid="0018ad7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ession <text:span text:style-name="T8">15</text:span> – <text:span text:style-name="T7">Holding On To Your Victory</text:span></text:p>
      <text:p text:style-name="P4"><text:span text:style-name="T5">Pray each morning: </text:span><text:span text:style-name="T6">Lord, I cover my body, soul and spirit with the blood of Jesus. “And they overcame him because of the blood of the Lamb and because of the word of their testimony…” (Revelation 12:11)</text:span></text:p>
      <text:p text:style-name="P3"><text:span text:style-name="T2">Deliberately yield your life</text:span><text:span text:style-name="T3">, your mind, will, emotions, body, possessions, relationships and schedule to the Lordship of Jesus. “Commit your works to the Lord, and your plans will be established.” (Proverbs 16:3)</text:span></text:p>
      <text:p text:style-name="P3"><text:span text:style-name="T2">Put on the whole armor of God. </text:span><text:span text:style-name="T3">“Finally, be strong in the Lord, and in the strength of His might. Put on the full armor of God, that you may be able to stand firm against the schemes of the devil. For our struggle is not against flesh and blood, but against the rulers, against the powers, against the world forces of this darkness, against the spiritual forces of wickedness in the heavenly places. Therefore, take up the full armor of God that you may be able to resist in the evil day, and having done everything, to stand firm. Stand firm, therefore, having girded your loins with truth, and having put on the breastplate of righteousness, and having shod your feet with the preparation of the gospel of peace; in addition to all, taking up the shield of faith with which you will be able to extinguish all the flaming missiles of the evil one. And take the helmet of salvation, and the sword of the Spirit, which is the Word of God. With all prayer and petition pray at all times in the Spirit, and with this in view, be on the alert with all perseverance and petition for all the saints….” (Ephesians 6:10-18)</text:span></text:p>
      <text:p text:style-name="P3"><text:span text:style-name="T2">Stay filled with the Holy Spirit – pray in tongues daily. </text:span><text:span text:style-name="T3">“With all prayer and petition pray at all times in the Spirit, and with this in view, be on the alert with all perseverance and petition for all the saints…” (Ephesians 6:18)</text:span></text:p>
      <text:p text:style-name="P3"><text:span text:style-name="T2">Read your Bible daily. </text:span><text:span text:style-name="T3">“Jesus therefore was saying to those Jews, who had believed Him, ‘If you abide in My word, then you are truly disciples of Mine: and you shall know the truth, and truth shall make you free.’” (John 8:31-32)</text:span></text:p>
      <text:p text:style-name="P3"><text:span text:style-name="T2">Avoid situations (people, places or things) that cause you to sin. </text:span><text:span text:style-name="T3">“How blessed is the man who does not walk in the counsel of the wicked, nor stand in the path of sinners, nor sit in the seat of scoffers!” (Psalm 1:1)</text:span></text:p>
      <text:p text:style-name="P3"><text:span text:style-name="T2">“But examine everything carefully;</text:span><text:span text:style-name="T3"> hold fast to that which is good; abstain from every form of evil.”</text:span><text:span text:style-name="T4"> </text:span><text:span text:style-name="T3">(1 Thessalonians 5:21-22)</text:span></text:p>
      <text:p text:style-name="P3"><text:span text:style-name="T2">Develop an attitude of optimism.</text:span><text:span text:style-name="T3"> Avoid negative speech…focus on Jesus, not on yourself.</text:span></text:p>
      <text:p text:style-name="P2">“But I have trusted in Thy lovingkindness; my heart shall rejoice in Thy salvation.” (Psalm 13:5)</text:p>
      <text:p text:style-name="P6"/>
      <text:p text:style-name="P5"><text:span text:style-name="T2">Develop Christian fellowship. </text:span><text:span text:style-name="T3">“Let us consider how to stimulate one another to love and good deeds, not forsaking our own assembling together, as is the habit of some, but encouraging one another; and all the more, as you see the day drawing near.” (Hebrews 10:24-25)</text:span></text:p>
      <text:p text:style-name="P3"><text:span text:style-name="T2">Submit to God and resist the devil.</text:span><text:span text:style-name="T3"> Tell him to flee and he will. “Submit therefore to God. Resist the devil and he will flee from you.” (James 4: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Narrow" svg:font-family="'Arial Narrow'"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autospace="none" style:punctuation-wrap="simple" style:vertical-align="baseline"/>
      <style:text-properties style:font-name="Arial Narrow" fo:font-family="'Arial Narrow'" style:font-family-generic="swiss" style:font-pitch="variable" fo:font-size="14pt" fo:font-weight="bold" style:font-size-asian="14pt" style:font-weight-asian="bold" style:font-name-complex="Arial Narrow" style:font-family-complex="'Arial Narrow'" style:font-family-generic-complex="swiss" style:font-pitch-complex="variable" style:font-size-complex="10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style:font-name="Arial" fo:font-family="Arial" style:font-family-generic="roman" style:font-pitch="variable" fo:font-size="26pt" fo:letter-spacing="0.0035in" style:letter-kerning="true" style:font-name-asian="Arial2" style:font-family-asian="Arial" style:font-family-generic-asian="system" style:font-pitch-asian="variable" style:font-size-asian="26pt" style:font-name-complex="DejaVu Sans" style:font-family-complex="'DejaVu Sans'" style:font-family-generic-complex="system" style:font-pitch-complex="variable" style:font-size-complex="26pt"/>
    </style:style>
    <style:style style:name="WW8Num1z0" style:family="text">
      <style:text-properties fo:font-size="12pt" style:font-size-asian="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Title_20_Char" style:display-name="Title Char" style:family="text" style:parent-style-name="Default_20_Paragraph_20_Font">
      <style:text-properties style:font-name="Arial Narrow" fo:font-family="'Arial Narrow'" style:font-family-generic="swiss" style:font-pitch="variable" fo:font-size="14pt" fo:language="en" fo:country="US" fo:font-weight="bold" style:font-size-asian="14pt" style:font-weight-asian="bold" style:font-name-complex="Arial Narrow" style:font-family-complex="'Arial Narrow'" style:font-family-generic-complex="swiss" style:font-pitch-complex="variable"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text:list-tab-stop-position="1.45in" fo:text-indent="-0.45in" fo:margin-left="1.45in"/>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text:list-tab-stop-position="1.8in" fo:text-indent="-0.55in" fo:margin-left="1.8in"/>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text:list-tab-stop-position="2.15in" fo:text-indent="-0.65in" fo:margin-left="2.15in"/>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text:list-tab-stop-position="2.5in" fo:text-indent="-0.75in" fo:margin-left="2.5in"/>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text:list-tab-stop-position="2.85in" fo:text-indent="-0.85in" fo:margin-left="2.85in"/>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text:list-tab-stop-position="3.2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Arial Narrow" fo:font-size="10pt" style:font-size-asian="10pt" style:font-name-complex="Arial Narrow" style:font-size-complex="10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footer>
        <text:p text:style-name="MP1"><text:span text:style-name="Page_20_Number"><text:span text:style-name="MT1"/></text:span></text:p>
      </style:footer>
      <style:footer-first>
        <text:p text:style-name="MP1"><text:span text:style-name="Page_20_Number"><text:span text:style-name="MT1">Session 7 - </text:span></text:span><text:span text:style-name="Page_20_Number"><text:span text:style-name="MT1"><text:page-number text:select-page="current">0</text:page-number></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Enyedy</meta:initial-creator>
    <meta:creation-date>2008-10-30T14:37:00</meta:creation-date>
    <dc:date>2017-09-15T14:30:40.931885084</dc:date>
    <meta:editing-cycles>14</meta:editing-cycles>
    <meta:editing-duration>PT23M44S</meta:editing-duration>
    <meta:generator>LibreOffice/5.3.1.2$Linux_X86_64 LibreOffice_project/30m0$Build-2</meta:generator>
    <meta:print-date>2017-09-17T16:34:26.046777306</meta:print-date>
    <meta:document-statistic meta:table-count="0" meta:image-count="0" meta:object-count="0" meta:page-count="2" meta:paragraph-count="13" meta:word-count="535" meta:character-count="2987" meta:non-whitespace-character-count="2463"/>
  </office:meta>
</office:document-meta>
</file>